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4H52M5.000S" table:style-name="ce9">
            <text:p>14:52:05</text:p>
          </table:table-cell>
          <table:table-cell office:value-type="string" table:style-name="ce12">
            <text:p>Last</text:p>
          </table:table-cell>
          <table:table-cell office:value-type="time" office:time-value="PT14H54M5.000S" table:style-name="ce9">
            <text:p>14:54:05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210.71999999999997" table:style-name="ce13">
            <text:p>211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17.18" table:style-name="ce14">
            <text:p>17.2</text:p>
          </table:table-cell>
          <table:table-cell office:value-type="float" office:value="3.06" table:style-name="ce14">
            <text:p>3.1</text:p>
          </table:table-cell>
          <table:table-cell office:value-type="float" office:value="8.14" table:style-name="ce14">
            <text:p>8.1</text:p>
          </table:table-cell>
          <table:table-cell office:value-type="float" office:value="71.599999999999994" table:style-name="ce14">
            <text:p>71.6</text:p>
          </table:table-cell>
          <table:table-cell office:value-type="float" office:value="20.239999999999998" table:style-name="ce14">
            <text:p>20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95.90000000000003" table:style-name="ce13">
            <text:p>39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39.5" table:style-name="ce14">
            <text:p>39.5</text:p>
          </table:table-cell>
          <table:table-cell office:value-type="float" office:value="5" table:style-name="ce14">
            <text:p>5.0</text:p>
          </table:table-cell>
          <table:table-cell office:value-type="float" office:value="14.8" table:style-name="ce14">
            <text:p>14.8</text:p>
          </table:table-cell>
          <table:table-cell office:value-type="float" office:value="95.9" table:style-name="ce14">
            <text:p>95.9</text:p>
          </table:table-cell>
          <table:table-cell office:value-type="float" office:value="44.5" table:style-name="ce14">
            <text:p>44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286H53M35.000S" table:style-name="ce9">
            <text:p>14:53:35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29918509895227" table:style-name="ce14">
            <text:p>2.3</text:p>
          </table:table-cell>
          <table:table-cell office:value-type="float" office:value="1.6339869281045751" table:style-name="ce14">
            <text:p>1.6</text:p>
          </table:table-cell>
          <table:table-cell office:value-type="float" office:value="1.8181818181818181" table:style-name="ce14">
            <text:p>1.8</text:p>
          </table:table-cell>
          <table:table-cell office:value-type="float" office:value="1.3393854748603353" table:style-name="ce14">
            <text:p>1.3</text:p>
          </table:table-cell>
          <table:table-cell office:value-type="float" office:value="2.1986166007905141" table:style-name="ce14">
            <text:p>2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2.7360000000000002" table:style-name="ce13">
            <text:p>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456.80700000000007" table:style-name="ce13">
            <text:p>4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5.989400337560501E-3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20T00:00:00" table:style-name="ce5">
            <text:p>20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52.030S" table:style-name="ce6">
            <text:p>00:14: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1190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955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5789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9"/>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309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582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4"/>882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2"/>334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4268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4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9"/>133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105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399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2158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9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5"/>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6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6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9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2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9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7870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72367 0 27352 4650633 47346 2 1102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67779 0 6582 1158367 10015 2 787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74160 0 6748 1162777 8925 0 94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66990 0 7005 1168179 9173 0 88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3436 0 7016 1161310 19231 0 132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5090621 53 217 0 0 0 0 2 0 2 0 0 0 1177 0 155107 66 0 0 0 0 0 0 0 22 0 0 0 0 0 0 0 0 74904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603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7038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03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225170 0 1719724 205336 326177 155148 0 189 719229 1336 1098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2"/>11344 <text:s text:c="4"/>180 <text:s text:c="3"/>0 <text:s text:c="3"/>0 <text:s text:c="3"/>0 <text:s text:c="4"/>0 <text:s text:c="9"/>0 <text:s text:c="8"/>0 <text:s text:c="3"/>11344 <text:s text:c="4"/>18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73245008 <text:s/>441659 <text:s text:c="3"/>0 <text:s text:c="2"/>91 <text:s text:c="3"/>0 <text:s text:c="4"/>0 <text:s text:c="9"/>0 <text:s text:c="8"/>0 654733789 <text:s/>50376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45176 27136 3031222 416996 109926 1047556 9281384 9926148 0 603024 10365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44898 26403 3023146 414604 109228 984659 8772416 9368256 0 600848 9804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2 0 0 0 0 0 52 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223 723 7568 2172 698 62897 508968 557892 0 17496 560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6 3151031 25 559 6 57 46188 85640 20 0 1 0 4 2928640 93 4294967295 11063296 11163132 3220106976 3220101948 13050902 0 0 4096 536946211 3223525726 0 0 0 1 0 0 6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93 33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41659 errors:0 dropped:91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0376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73245008 (73.2 MB) <text:s/>TX bytes:654733789 (654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8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1344 (11.3 KB) <text:s/>TX bytes:11344 (11.3 K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98 <text:s text:c="5"/>4682 <text:s/>36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95.9" table:style-name="ce1">
            <text:p>95.9</text:p>
          </table:table-cell>
          <table:table-cell office:value-type="float" office:value="3.4" table:style-name="ce1">
            <text:p>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5.6" table:style-name="ce1">
            <text:p>5.6</text:p>
          </table:table-cell>
          <table:table-cell office:value-type="float" office:value="1.5" table:style-name="ce1">
            <text:p>1.5</text:p>
          </table:table-cell>
          <table:table-cell office:value-type="float" office:value="3.3" table:style-name="ce1">
            <text:p>3.3</text:p>
          </table:table-cell>
          <table:table-cell office:value-type="float" office:value="89.6" table:style-name="ce1">
            <text:p>89.6</text:p>
          </table:table-cell>
          <table:table-cell office:value-type="float" office:value="7.1" table:style-name="ce1">
            <text:p>7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39.5" table:style-name="ce1">
            <text:p>39.5</text:p>
          </table:table-cell>
          <table:table-cell office:value-type="float" office:value="5" table:style-name="ce1">
            <text:p>5</text:p>
          </table:table-cell>
          <table:table-cell office:value-type="float" office:value="11.3" table:style-name="ce1">
            <text:p>11.3</text:p>
          </table:table-cell>
          <table:table-cell office:value-type="float" office:value="44.2" table:style-name="ce1">
            <text:p>44.2</text:p>
          </table:table-cell>
          <table:table-cell office:value-type="float" office:value="44.5" table:style-name="ce1">
            <text:p>44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24" table:style-name="ce1">
            <text:p>2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4.8" table:style-name="ce1">
            <text:p>14.8</text:p>
          </table:table-cell>
          <table:table-cell office:value-type="float" office:value="56.6" table:style-name="ce1">
            <text:p>56.6</text:p>
          </table:table-cell>
          <table:table-cell office:value-type="float" office:value="28.6" table:style-name="ce1">
            <text:p>28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14.4" table:style-name="ce1">
            <text:p>14.4</text:p>
          </table:table-cell>
          <table:table-cell office:value-type="float" office:value="3.2" table:style-name="ce1">
            <text:p>3.2</text:p>
          </table:table-cell>
          <table:table-cell office:value-type="float" office:value="10.6" table:style-name="ce1">
            <text:p>10.6</text:p>
          </table:table-cell>
          <table:table-cell office:value-type="float" office:value="71.7" table:style-name="ce1">
            <text:p>71.7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7.18" table:style-name="ce1">
            <text:p>17.18</text:p>
          </table:table-cell>
          <table:table-cell office:value-type="float" office:value="3.06" table:style-name="ce1">
            <text:p>3.06</text:p>
          </table:table-cell>
          <table:table-cell office:value-type="float" office:value="8.14" table:style-name="ce1">
            <text:p>8.14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20.239999999999998" table:style-name="ce1">
            <text:p>20.24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17.32" table:style-name="ce11">
            <text:p>17.3</text:p>
          </table:table-cell>
          <table:table-cell office:value-type="float" office:value="2.34" table:style-name="ce11">
            <text:p>2.3</text:p>
          </table:table-cell>
          <table:table-cell office:value-type="float" office:value="2.04" table:style-name="ce11">
            <text:p>2.0</text:p>
          </table:table-cell>
          <table:table-cell office:value-type="float" office:value="78.3" table:style-name="ce11">
            <text:p>78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17.32" table:style-name="ce11">
            <text:p>17.3</text:p>
          </table:table-cell>
          <table:table-cell office:value-type="float" office:value="2.46" table:style-name="ce11">
            <text:p>2.5</text:p>
          </table:table-cell>
          <table:table-cell office:value-type="float" office:value="3.2399999999999998" table:style-name="ce11">
            <text:p>3.2</text:p>
          </table:table-cell>
          <table:table-cell office:value-type="float" office:value="76.94" table:style-name="ce11">
            <text:p>7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18.240000000000002" table:style-name="ce11">
            <text:p>18.2</text:p>
          </table:table-cell>
          <table:table-cell office:value-type="float" office:value="2.8400000000000003" table:style-name="ce11">
            <text:p>2.8</text:p>
          </table:table-cell>
          <table:table-cell office:value-type="float" office:value="2.46" table:style-name="ce11">
            <text:p>2.5</text:p>
          </table:table-cell>
          <table:table-cell office:value-type="float" office:value="76.48" table:style-name="ce11">
            <text:p>7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18.34" table:style-name="ce11">
            <text:p>18.3</text:p>
          </table:table-cell>
          <table:table-cell office:value-type="float" office:value="4.2" table:style-name="ce11">
            <text:p>4.2</text:p>
          </table:table-cell>
          <table:table-cell office:value-type="float" office:value="24.56" table:style-name="ce11">
            <text:p>24.6</text:p>
          </table:table-cell>
          <table:table-cell office:value-type="float" office:value="52.86" table:style-name="ce11">
            <text:p>52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0" table:style-name="ce1">
            <text:p>0</text:p>
          </table:table-cell>
          <table:table-cell office:value-type="float" office:value="6.4" table:style-name="ce1">
            <text:p>6.4</text:p>
          </table:table-cell>
          <table:table-cell table:number-columns-repeated="16380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0" table:style-name="ce1">
            <text:p>0</text:p>
          </table:table-cell>
          <table:table-cell office:value-type="float" office:value="751.6" table:style-name="ce1">
            <text:p>751.6</text:p>
          </table:table-cell>
          <table:table-cell office:value-type="float" office:value="103.4" table:style-name="ce1">
            <text:p>103.4</text:p>
          </table:table-cell>
          <table:table-cell table:number-columns-repeated="16380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0" table:style-name="ce1">
            <text:p>0</text:p>
          </table:table-cell>
          <table:table-cell office:value-type="float" office:value="6848.4" table:style-name="ce1">
            <text:p>6848.4</text:p>
          </table:table-cell>
          <table:table-cell office:value-type="float" office:value="286.5" table:style-name="ce1">
            <text:p>286.5</text:p>
          </table:table-cell>
          <table:table-cell table:number-columns-repeated="16380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5477.9000000000005" table:style-name="ce1">
            <text:p>5477.9</text:p>
          </table:table-cell>
          <table:table-cell office:value-type="float" office:value="395.90000000000003" table:style-name="ce1">
            <text:p>395.9</text:p>
          </table:table-cell>
          <table:table-cell table:number-columns-repeated="16380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5" table:style-name="ce1">
            <text:p>5</text:p>
          </table:table-cell>
          <table:table-cell office:value-type="float" office:value="2149" table:style-name="ce1">
            <text:p>2149</text:p>
          </table:table-cell>
          <table:table-cell office:value-type="float" office:value="261.39999999999998" table:style-name="ce1">
            <text:p>261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8.240000000000002" table:formula="msoxl:=AVERAGE(B2:B6)" table:style-name="ce8">
            <text:p>18.2</text:p>
          </table:table-cell>
          <table:table-cell office:value-type="float" office:value="3045.38" table:formula="msoxl:=AVERAGE(C2:C6)" table:style-name="ce8">
            <text:p>3045.4</text:p>
          </table:table-cell>
          <table:table-cell office:value-type="float" office:value="210.71999999999997" table:formula="msoxl:=AVERAGE(D2:D6)" table:style-name="ce8">
            <text:p>210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8.57140350877193" table:formula="msoxl:=IF(B8=0,0,MAX(SUMPRODUCT(B2:B6,B2:B6)/SUM(B2:B6)-B8,0))" table:style-name="ce8">
            <text:p>48.6</text:p>
          </table:table-cell>
          <table:table-cell office:value-type="float" office:value="2345.8076041741915" table:formula="msoxl:=IF(C8=0,0,MAX(SUMPRODUCT(C2:C6,C2:C6)/SUM(C2:C6)-C8,0))" table:style-name="ce8">
            <text:p>2345.8</text:p>
          </table:table-cell>
          <table:table-cell office:value-type="float" office:value="90.989889901290894" table:formula="msoxl:=IF(D8=0,0,MAX(SUMPRODUCT(D2:D6,D2:D6)/SUM(D2:D6)-D8,0))" table:style-name="ce8">
            <text:p>91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.588596491228074" table:formula="msoxl:=ABS(MAX(B2:B6)-B8-B9)" table:style-name="ce8">
            <text:p>10.6</text:p>
          </table:table-cell>
          <table:table-cell office:value-type="float" office:value="1457.212395825808" table:formula="msoxl:=ABS(MAX(C2:C6)-C8-C9)" table:style-name="ce8">
            <text:p>1457.2</text:p>
          </table:table-cell>
          <table:table-cell office:value-type="float" office:value="94.19011009870917" table:formula="msoxl:=ABS(MAX(D2:D6)-D8-D9)" table:style-name="ce8">
            <text:p>94.2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" table:style-name="ce1">
            <text:p>24</text:p>
          </table:table-cell>
          <table:table-cell table:number-columns-repeated="1612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6" table:style-name="ce1">
            <text:p>14.6</text:p>
          </table:table-cell>
          <table:table-cell table:number-columns-repeated="1612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96.3" table:style-name="ce1">
            <text:p>96.3</text:p>
          </table:table-cell>
          <table:table-cell office:value-type="float" office:value="23.9" table:style-name="ce1">
            <text:p>23.9</text:p>
          </table:table-cell>
          <table:table-cell office:value-type="float" office:value="23.7" table:style-name="ce1">
            <text:p>23.7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3.89999999999998" table:style-name="ce1">
            <text:p>143.9</text:p>
          </table:table-cell>
          <table:table-cell table:number-columns-repeated="1612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89" table:style-name="ce1">
            <text:p>89</text:p>
          </table:table-cell>
          <table:table-cell office:value-type="float" office:value="13.9" table:style-name="ce1">
            <text:p>13.9</text:p>
          </table:table-cell>
          <table:table-cell office:value-type="float" office:value="13.8" table:style-name="ce1">
            <text:p>13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6.7" table:style-name="ce1">
            <text:p>116.7</text:p>
          </table:table-cell>
          <table:table-cell table:number-columns-repeated="1612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0" table:style-name="ce1">
            <text:p>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399999999999999" table:style-name="ce1">
            <text:p>16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7.06" table:formula="msoxl:=AVERAGE(B2:B6)" table:style-name="ce8">
            <text:p>37.1</text:p>
          </table:table-cell>
          <table:table-cell office:value-type="float" office:value="13.059999999999999" table:formula="msoxl:=AVERAGE(C2:C6)" table:style-name="ce8">
            <text:p>13.1</text:p>
          </table:table-cell>
          <table:table-cell office:value-type="float" office:value="13" table:formula="msoxl:=AVERAGE(D2:D6)" table:style-name="ce8">
            <text:p>13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5.73379384781434" table:formula="msoxl:=IF(B8=0,0,MAX(SUMPRODUCT(B2:B6,B2:B6)/SUM(B2:B6)-B8,0))" table:style-name="ce8">
            <text:p>55.7</text:p>
          </table:table-cell>
          <table:table-cell office:value-type="float" office:value="2.6972741194486982" table:formula="msoxl:=IF(C8=0,0,MAX(SUMPRODUCT(C2:C6,C2:C6)/SUM(C2:C6)-C8,0))" table:style-name="ce8">
            <text:p>2.7</text:p>
          </table:table-cell>
          <table:table-cell office:value-type="float" office:value="2.6409230769230767" table:formula="msoxl:=IF(D8=0,0,MAX(SUMPRODUCT(D2:D6,D2:D6)/SUM(D2:D6)-D8,0))" table:style-name="ce8">
            <text:p>2.6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5062061521856549" table:formula="msoxl:=ABS(MAX(B2:B6)-B8-B9)" table:style-name="ce8">
            <text:p>3.5</text:p>
          </table:table-cell>
          <table:table-cell office:value-type="float" office:value="8.1427258805513016" table:formula="msoxl:=ABS(MAX(C2:C6)-C8-C9)" table:style-name="ce8">
            <text:p>8.1</text:p>
          </table:table-cell>
          <table:table-cell office:value-type="float" office:value="8.0590769230769226" table:formula="msoxl:=ABS(MAX(D2:D6)-D8-D9)" table:style-name="ce8">
            <text:p>8.1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2.793793847814342" table:formula="msoxl:=B8+ B9" table:style-name="ce8">
            <text:p>92.8</text:p>
          </table:table-cell>
          <table:table-cell office:value-type="float" office:value="15.757274119448697" table:formula="msoxl:=C8+ C9" table:style-name="ce8">
            <text:p>15.8</text:p>
          </table:table-cell>
          <table:table-cell office:value-type="float" office:value="15.640923076923077" table:formula="msoxl:=D8+ D9" table:style-name="ce8">
            <text:p>15.6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2.4" table:style-name="ce1">
            <text:p>2.4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17.5" table:style-name="ce1">
            <text:p>17.5</text:p>
          </table:table-cell>
          <table:table-cell office:value-type="float" office:value="17.5" table:style-name="ce1">
            <text:p>1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" table:style-name="ce1">
            <text:p>35</text:p>
          </table:table-cell>
          <table:table-cell table:number-columns-repeated="1612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55.3" table:style-name="ce1">
            <text:p>55.3</text:p>
          </table:table-cell>
          <table:table-cell office:value-type="float" office:value="55" table:style-name="ce1">
            <text:p>5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1.2" table:style-name="ce1">
            <text:p>111.2</text:p>
          </table:table-cell>
          <table:table-cell table:number-columns-repeated="1612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1.8" table:style-name="ce1">
            <text:p>71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4" table:style-name="ce1">
            <text:p>144</text:p>
          </table:table-cell>
          <table:table-cell table:number-columns-repeated="1612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47.5" table:style-name="ce1">
            <text:p>47.5</text:p>
          </table:table-cell>
          <table:table-cell office:value-type="float" office:value="47.5" table:style-name="ce1">
            <text:p>4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5" table:style-name="ce1">
            <text:p>9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8.92" table:formula="msoxl:=AVERAGE(B2:B6)" table:style-name="ce8">
            <text:p>38.9</text:p>
          </table:table-cell>
          <table:table-cell office:value-type="float" office:value="39" table:formula="msoxl:=AVERAGE(C2:C6)" table:style-name="ce8">
            <text:p>39.0</text:p>
          </table:table-cell>
          <table:table-cell office:value-type="float" office:value="0.24" table:formula="msoxl:=AVERAGE(D2:D6)" table:style-name="ce8">
            <text:p>0.2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6.557697841726615" table:formula="msoxl:=IF(B8=0,0,MAX(SUMPRODUCT(B2:B6,B2:B6)/SUM(B2:B6)-B8,0))" table:style-name="ce8">
            <text:p>16.6</text:p>
          </table:table-cell>
          <table:table-cell office:value-type="float" office:value="16.143487179487174" table:formula="msoxl:=IF(C8=0,0,MAX(SUMPRODUCT(C2:C6,C2:C6)/SUM(C2:C6)-C8,0))" table:style-name="ce8">
            <text:p>16.1</text:p>
          </table:table-cell>
          <table:table-cell office:value-type="float" office:value="0.51" table:formula="msoxl:=IF(D8=0,0,MAX(SUMPRODUCT(D2:D6,D2:D6)/SUM(D2:D6)-D8,0))" table:style-name="ce8">
            <text:p>0.5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.422302158273389" table:formula="msoxl:=ABS(MAX(B2:B6)-B8-B9)" table:style-name="ce8">
            <text:p>16.4</text:p>
          </table:table-cell>
          <table:table-cell office:value-type="float" office:value="16.656512820512823" table:formula="msoxl:=ABS(MAX(C2:C6)-C8-C9)" table:style-name="ce8">
            <text:p>16.7</text:p>
          </table:table-cell>
          <table:table-cell office:value-type="float" office:value="0.15000000000000002" table:formula="msoxl:=ABS(MAX(D2:D6)-D8-D9)" table:style-name="ce8">
            <text:p>0.2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5.477697841726616" table:formula="msoxl:=B8+ B9" table:style-name="ce8">
            <text:p>55.5</text:p>
          </table:table-cell>
          <table:table-cell office:value-type="float" office:value="55.143487179487174" table:formula="msoxl:=C8+ C9" table:style-name="ce8">
            <text:p>55.1</text:p>
          </table:table-cell>
          <table:table-cell office:value-type="float" office:value="0.75" table:formula="msoxl:=D8+ D9" table:style-name="ce8">
            <text:p>0.8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7.400000000000006" table:style-name="ce1">
            <text:p>77.4</text:p>
          </table:table-cell>
          <table:table-cell table:number-columns-repeated="1612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3.3" table:style-name="ce1">
            <text:p>3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.9" table:formula="msoxl:=AVERAGE(B2:B6)" table:style-name="ce8">
            <text:p>8.9</text:p>
          </table:table-cell>
          <table:table-cell office:value-type="float" office:value="9.120000000000001" table:formula="msoxl:=AVERAGE(C2:C6)" table:style-name="ce8">
            <text:p>9.1</text:p>
          </table:table-cell>
          <table:table-cell office:value-type="float" office:value="0.22000000000000003" table:formula="msoxl:=AVERAGE(D2:D6)" table:style-name="ce8">
            <text:p>0.2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5.141123595505626" table:formula="msoxl:=IF(B8=0,0,MAX(SUMPRODUCT(B2:B6,B2:B6)/SUM(B2:B6)-B8,0))" table:style-name="ce8">
            <text:p>25.1</text:p>
          </table:table-cell>
          <table:table-cell office:value-type="float" office:value="24.285701754385965" table:formula="msoxl:=IF(C8=0,0,MAX(SUMPRODUCT(C2:C6,C2:C6)/SUM(C2:C6)-C8,0))" table:style-name="ce8">
            <text:p>24.3</text:p>
          </table:table-cell>
          <table:table-cell office:value-type="float" office:value="0.88000000000000012" table:formula="msoxl:=IF(D8=0,0,MAX(SUMPRODUCT(D2:D6,D2:D6)/SUM(D2:D6)-D8,0))" table:style-name="ce8">
            <text:p>0.9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.6588764044943787" table:formula="msoxl:=ABS(MAX(B2:B6)-B8-B9)" table:style-name="ce8">
            <text:p>4.7</text:p>
          </table:table-cell>
          <table:table-cell office:value-type="float" office:value="5.2942982456140371" table:formula="msoxl:=ABS(MAX(C2:C6)-C8-C9)" table:style-name="ce8">
            <text:p>5.3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4.041123595505624" table:formula="msoxl:=B8+ B9" table:style-name="ce8">
            <text:p>34.0</text:p>
          </table:table-cell>
          <table:table-cell office:value-type="float" office:value="33.405701754385966" table:formula="msoxl:=C8+ C9" table:style-name="ce8">
            <text:p>33.4</text:p>
          </table:table-cell>
          <table:table-cell office:value-type="float" office:value="1.1000000000000001" table:formula="msoxl:=D8+ D9" table:style-name="ce8">
            <text:p>1.1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375.8" table:style-name="ce1">
            <text:p>375.8</text:p>
          </table:table-cell>
          <table:table-cell office:value-type="float" office:value="375.8" table:style-name="ce1">
            <text:p>37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51.6" table:style-name="ce1">
            <text:p>751.6</text:p>
          </table:table-cell>
          <table:table-cell table:number-columns-repeated="1612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3424.2" table:style-name="ce1">
            <text:p>3424.2</text:p>
          </table:table-cell>
          <table:table-cell office:value-type="float" office:value="3382.5" table:style-name="ce1">
            <text:p>3382.5</text:p>
          </table:table-cell>
          <table:table-cell office:value-type="float" office:value="41.7" table:style-name="ce1">
            <text:p>41.7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48.4" table:style-name="ce1">
            <text:p>6848.4</text:p>
          </table:table-cell>
          <table:table-cell table:number-columns-repeated="1612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2738.9" table:style-name="ce1">
            <text:p>2738.9</text:p>
          </table:table-cell>
          <table:table-cell office:value-type="float" office:value="2716.3" table:style-name="ce1">
            <text:p>2716.3</text:p>
          </table:table-cell>
          <table:table-cell office:value-type="float" office:value="22.7" table:style-name="ce1">
            <text:p>22.7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77.9000000000005" table:style-name="ce1">
            <text:p>5477.9</text:p>
          </table:table-cell>
          <table:table-cell table:number-columns-repeated="1612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1074.5" table:style-name="ce1">
            <text:p>1074.5</text:p>
          </table:table-cell>
          <table:table-cell office:value-type="float" office:value="1074.5" table:style-name="ce1">
            <text:p>107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49" table:style-name="ce1">
            <text:p>214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522.6799999999998" table:formula="msoxl:=AVERAGE(B2:B6)" table:style-name="ce8">
            <text:p>1522.7</text:p>
          </table:table-cell>
          <table:table-cell office:value-type="float" office:value="1509.8200000000002" table:formula="msoxl:=AVERAGE(C2:C6)" table:style-name="ce8">
            <text:p>1509.8</text:p>
          </table:table-cell>
          <table:table-cell office:value-type="float" office:value="12.88" table:formula="msoxl:=AVERAGE(D2:D6)" table:style-name="ce8">
            <text:p>12.9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72.8955299866029" table:formula="msoxl:=IF(B8=0,0,MAX(SUMPRODUCT(B2:B6,B2:B6)/SUM(B2:B6)-B8,0))" table:style-name="ce8">
            <text:p>1172.9</text:p>
          </table:table-cell>
          <table:table-cell office:value-type="float" office:value="1154.7847648064007" table:formula="msoxl:=IF(C8=0,0,MAX(SUMPRODUCT(C2:C6,C2:C6)/SUM(C2:C6)-C8,0))" table:style-name="ce8">
            <text:p>1154.8</text:p>
          </table:table-cell>
          <table:table-cell office:value-type="float" office:value="22.122795031055901" table:formula="msoxl:=IF(D8=0,0,MAX(SUMPRODUCT(D2:D6,D2:D6)/SUM(D2:D6)-D8,0))" table:style-name="ce8">
            <text:p>22.1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28.62447001339706" table:formula="msoxl:=ABS(MAX(B2:B6)-B8-B9)" table:style-name="ce8">
            <text:p>728.6</text:p>
          </table:table-cell>
          <table:table-cell office:value-type="float" office:value="717.89523519359909" table:formula="msoxl:=ABS(MAX(C2:C6)-C8-C9)" table:style-name="ce8">
            <text:p>717.9</text:p>
          </table:table-cell>
          <table:table-cell office:value-type="float" office:value="6.6972049689440993" table:formula="msoxl:=ABS(MAX(D2:D6)-D8-D9)" table:style-name="ce8">
            <text:p>6.7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695.5755299866028" table:formula="msoxl:=B8+ B9" table:style-name="ce8">
            <text:p>2695.6</text:p>
          </table:table-cell>
          <table:table-cell office:value-type="float" office:value="2664.6047648064009" table:formula="msoxl:=C8+ C9" table:style-name="ce8">
            <text:p>2664.6</text:p>
          </table:table-cell>
          <table:table-cell office:value-type="float" office:value="35.002795031055904" table:formula="msoxl:=D8+ D9" table:style-name="ce8">
            <text:p>35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51.7" table:style-name="ce1">
            <text:p>51.7</text:p>
          </table:table-cell>
          <table:table-cell office:value-type="float" office:value="51.7" table:style-name="ce1">
            <text:p>5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3.4" table:style-name="ce1">
            <text:p>103.4</text:p>
          </table:table-cell>
          <table:table-cell table:number-columns-repeated="1612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143.30000000000001" table:style-name="ce1">
            <text:p>143.3</text:p>
          </table:table-cell>
          <table:table-cell office:value-type="float" office:value="142.80000000000001" table:style-name="ce1">
            <text:p>142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6.5" table:style-name="ce1">
            <text:p>286.5</text:p>
          </table:table-cell>
          <table:table-cell table:number-columns-repeated="1612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197.9" table:style-name="ce1">
            <text:p>197.9</text:p>
          </table:table-cell>
          <table:table-cell office:value-type="float" office:value="197.7" table:style-name="ce1">
            <text:p>197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5.90000000000003" table:style-name="ce1">
            <text:p>395.9</text:p>
          </table:table-cell>
          <table:table-cell table:number-columns-repeated="1612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130.69999999999999" table:style-name="ce1">
            <text:p>130.7</text:p>
          </table:table-cell>
          <table:table-cell office:value-type="float" office:value="130.69999999999999" table:style-name="ce1">
            <text:p>13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1.39999999999998" table:style-name="ce1">
            <text:p>26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5.35999999999999" table:formula="msoxl:=AVERAGE(B2:B6)" table:style-name="ce8">
            <text:p>105.4</text:p>
          </table:table-cell>
          <table:table-cell office:value-type="float" office:value="105.21999999999998" table:formula="msoxl:=AVERAGE(C2:C6)" table:style-name="ce8">
            <text:p>105.2</text:p>
          </table:table-cell>
          <table:table-cell office:value-type="float" office:value="0.13999999999999999" table:formula="msoxl:=AVERAGE(D2:D6)" table:style-name="ce8">
            <text:p>0.1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5.48457099468493" table:formula="msoxl:=IF(B8=0,0,MAX(SUMPRODUCT(B2:B6,B2:B6)/SUM(B2:B6)-B8,0))" table:style-name="ce8">
            <text:p>45.5</text:p>
          </table:table-cell>
          <table:table-cell office:value-type="float" office:value="45.402980421973055" table:formula="msoxl:=IF(C8=0,0,MAX(SUMPRODUCT(C2:C6,C2:C6)/SUM(C2:C6)-C8,0))" table:style-name="ce8">
            <text:p>45.4</text:p>
          </table:table-cell>
          <table:table-cell office:value-type="float" office:value="0.21714285714285717" table:formula="msoxl:=IF(D8=0,0,MAX(SUMPRODUCT(D2:D6,D2:D6)/SUM(D2:D6)-D8,0))" table:style-name="ce8">
            <text:p>0.2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7.055429005315091" table:formula="msoxl:=ABS(MAX(B2:B6)-B8-B9)" table:style-name="ce8">
            <text:p>47.1</text:p>
          </table:table-cell>
          <table:table-cell office:value-type="float" office:value="47.077019578026949" table:formula="msoxl:=ABS(MAX(C2:C6)-C8-C9)" table:style-name="ce8">
            <text:p>47.1</text:p>
          </table:table-cell>
          <table:table-cell office:value-type="float" office:value="4.2857142857142844E-2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0.84457099468491" table:formula="msoxl:=B8+ B9" table:style-name="ce8">
            <text:p>150.8</text:p>
          </table:table-cell>
          <table:table-cell office:value-type="float" office:value="150.62298042197304" table:formula="msoxl:=C8+ C9" table:style-name="ce8">
            <text:p>150.6</text:p>
          </table:table-cell>
          <table:table-cell office:value-type="float" office:value="0.35714285714285715" table:formula="msoxl:=D8+ D9" table:style-name="ce8">
            <text:p>0.4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33.9" table:style-name="ce1">
            <text:p>3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34.9" table:style-name="ce1">
            <text:p>3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33.9" table:style-name="ce1">
            <text:p>3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4.299999999999997" table:formula="msoxl:=AVERAGE(B2:B6)" table:style-name="ce8">
            <text:p>34.3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9475218658917584E-3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9405247813410966" table:formula="msoxl:=ABS(MAX(B2:B6)-B8-B9)" table:style-name="ce8">
            <text:p>0.6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16.3" table:style-name="ce1">
            <text:p>116.3</text:p>
          </table:table-cell>
          <table:table-cell office:value-type="float" office:value="13.1" table:style-name="ce1">
            <text:p>13.1</text:p>
          </table:table-cell>
          <table:table-cell office:value-type="float" office:value="103.2" table:style-name="ce1">
            <text:p>103.2</text:p>
          </table:table-cell>
          <table:table-cell office:value-type="float" office:value="389.7" table:style-name="ce1">
            <text:p>389.7</text:p>
          </table:table-cell>
          <table:table-cell office:value-type="float" office:value="0" table:style-name="ce1">
            <text:p>0</text:p>
          </table:table-cell>
          <table:table-cell office:value-type="float" office:value="565.4" table:style-name="ce1">
            <text:p>565.4</text:p>
          </table:table-cell>
          <table:table-cell office:value-type="float" office:value="1278.4000000000001" table:style-name="ce1">
            <text:p>1278.4</text:p>
          </table:table-cell>
          <table:table-cell office:value-type="float" office:value="-1" table:style-name="ce1">
            <text:p>-1</text:p>
          </table:table-cell>
          <table:table-cell office:value-type="float" office:value="93.3" table:style-name="ce1">
            <text:p>93.3</text:p>
          </table:table-cell>
          <table:table-cell office:value-type="float" office:value="0.8" table:style-name="ce1">
            <text:p>0.8</text:p>
          </table:table-cell>
          <table:table-cell office:value-type="float" office:value="568.4" table:style-name="ce1">
            <text:p>568.4</text:p>
          </table:table-cell>
          <table:table-cell table:number-columns-repeated="1636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93.2" table:style-name="ce1">
            <text:p>93.2</text:p>
          </table:table-cell>
          <table:table-cell office:value-type="float" office:value="1.6" table:style-name="ce1">
            <text:p>1.6</text:p>
          </table:table-cell>
          <table:table-cell office:value-type="float" office:value="91.6" table:style-name="ce1">
            <text:p>91.6</text:p>
          </table:table-cell>
          <table:table-cell office:value-type="float" office:value="389.7" table:style-name="ce1">
            <text:p>389.7</text:p>
          </table:table-cell>
          <table:table-cell office:value-type="float" office:value="0" table:style-name="ce1">
            <text:p>0</text:p>
          </table:table-cell>
          <table:table-cell office:value-type="float" office:value="577.4" table:style-name="ce1">
            <text:p>577.4</text:p>
          </table:table-cell>
          <table:table-cell office:value-type="float" office:value="1289.4000000000001" table:style-name="ce1">
            <text:p>1289.4</text:p>
          </table:table-cell>
          <table:table-cell office:value-type="float" office:value="-1" table:style-name="ce1">
            <text:p>-1</text:p>
          </table:table-cell>
          <table:table-cell office:value-type="float" office:value="95.4" table:style-name="ce1">
            <text:p>95.4</text:p>
          </table:table-cell>
          <table:table-cell office:value-type="float" office:value="0.8" table:style-name="ce1">
            <text:p>0.8</text:p>
          </table:table-cell>
          <table:table-cell office:value-type="float" office:value="580.9" table:style-name="ce1">
            <text:p>580.9</text:p>
          </table:table-cell>
          <table:table-cell table:number-columns-repeated="1636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58" table:style-name="ce1">
            <text:p>58</text:p>
          </table:table-cell>
          <table:table-cell office:value-type="float" office:value="1.7" table:style-name="ce1">
            <text:p>1.7</text:p>
          </table:table-cell>
          <table:table-cell office:value-type="float" office:value="56.3" table:style-name="ce1">
            <text:p>56.3</text:p>
          </table:table-cell>
          <table:table-cell office:value-type="float" office:value="388.5" table:style-name="ce1">
            <text:p>388.5</text:p>
          </table:table-cell>
          <table:table-cell office:value-type="float" office:value="0" table:style-name="ce1">
            <text:p>0</text:p>
          </table:table-cell>
          <table:table-cell office:value-type="float" office:value="590.5" table:style-name="ce1">
            <text:p>590.5</text:p>
          </table:table-cell>
          <table:table-cell office:value-type="float" office:value="1253.2" table:style-name="ce1">
            <text:p>1253.2</text:p>
          </table:table-cell>
          <table:table-cell office:value-type="float" office:value="-1" table:style-name="ce1">
            <text:p>-1</text:p>
          </table:table-cell>
          <table:table-cell office:value-type="float" office:value="97.8" table:style-name="ce1">
            <text:p>97.8</text:p>
          </table:table-cell>
          <table:table-cell office:value-type="float" office:value="0.9" table:style-name="ce1">
            <text:p>0.9</text:p>
          </table:table-cell>
          <table:table-cell office:value-type="float" office:value="650.4" table:style-name="ce1">
            <text:p>650.4</text:p>
          </table:table-cell>
          <table:table-cell table:number-columns-repeated="1636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54.8" table:style-name="ce1">
            <text:p>54.8</text:p>
          </table:table-cell>
          <table:table-cell office:value-type="float" office:value="1.9" table:style-name="ce1">
            <text:p>1.9</text:p>
          </table:table-cell>
          <table:table-cell office:value-type="float" office:value="53" table:style-name="ce1">
            <text:p>53</text:p>
          </table:table-cell>
          <table:table-cell office:value-type="float" office:value="387.9" table:style-name="ce1">
            <text:p>387.9</text:p>
          </table:table-cell>
          <table:table-cell office:value-type="float" office:value="0" table:style-name="ce1">
            <text:p>0</text:p>
          </table:table-cell>
          <table:table-cell office:value-type="float" office:value="590.9" table:style-name="ce1">
            <text:p>590.9</text:p>
          </table:table-cell>
          <table:table-cell office:value-type="float" office:value="1258.0999999999999" table:style-name="ce1">
            <text:p>1258.1</text:p>
          </table:table-cell>
          <table:table-cell office:value-type="float" office:value="-1" table:style-name="ce1">
            <text:p>-1</text:p>
          </table:table-cell>
          <table:table-cell office:value-type="float" office:value="100.4" table:style-name="ce1">
            <text:p>100.4</text:p>
          </table:table-cell>
          <table:table-cell office:value-type="float" office:value="0.4" table:style-name="ce1">
            <text:p>0.4</text:p>
          </table:table-cell>
          <table:table-cell office:value-type="float" office:value="649.4" table:style-name="ce1">
            <text:p>649.4</text:p>
          </table:table-cell>
          <table:table-cell table:number-columns-repeated="1636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38.80000000000001" table:style-name="ce1">
            <text:p>138.8</text:p>
          </table:table-cell>
          <table:table-cell office:value-type="float" office:value="28.4" table:style-name="ce1">
            <text:p>28.4</text:p>
          </table:table-cell>
          <table:table-cell office:value-type="float" office:value="110.4" table:style-name="ce1">
            <text:p>110.4</text:p>
          </table:table-cell>
          <table:table-cell office:value-type="float" office:value="387.9" table:style-name="ce1">
            <text:p>387.9</text:p>
          </table:table-cell>
          <table:table-cell office:value-type="float" office:value="0" table:style-name="ce1">
            <text:p>0</text:p>
          </table:table-cell>
          <table:table-cell office:value-type="float" office:value="513.9" table:style-name="ce1">
            <text:p>513.9</text:p>
          </table:table-cell>
          <table:table-cell office:value-type="float" office:value="1202.4000000000001" table:style-name="ce1">
            <text:p>1202.4</text:p>
          </table:table-cell>
          <table:table-cell office:value-type="float" office:value="-1" table:style-name="ce1">
            <text:p>-1</text:p>
          </table:table-cell>
          <table:table-cell office:value-type="float" office:value="103" table:style-name="ce1">
            <text:p>103</text:p>
          </table:table-cell>
          <table:table-cell office:value-type="float" office:value="0.4" table:style-name="ce1">
            <text:p>0.4</text:p>
          </table:table-cell>
          <table:table-cell office:value-type="float" office:value="619" table:style-name="ce1">
            <text:p>619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0" table:style-name="ce1">
            <text:p>0</text:p>
          </table:table-cell>
          <table:table-cell office:value-type="float" office:value="63.7" table:style-name="ce1">
            <text:p>63.7</text:p>
          </table:table-cell>
          <table:table-cell office:value-type="float" office:value="0" table:style-name="ce1">
            <text:p>0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252.39999999999998" table:style-name="ce1">
            <text:p>252.4</text:p>
          </table:table-cell>
          <table:table-cell office:value-type="float" office:value="63.7" table:style-name="ce1">
            <text:p>63.7</text:p>
          </table:table-cell>
          <table:table-cell office:value-type="float" office:value="-188.7" table:style-name="ce1">
            <text:p>-188.7</text:p>
          </table:table-cell>
          <table:table-cell table:number-columns-repeated="16375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.9</text:p>
          </table:table-cell>
          <table:table-cell office:value-type="float" office:value="0" table:style-name="ce1">
            <text:p>0</text:p>
          </table:table-cell>
          <table:table-cell office:value-type="float" office:value="1711.1" table:style-name="ce1">
            <text:p>1711.1</text:p>
          </table:table-cell>
          <table:table-cell office:value-type="float" office:value="0" table:style-name="ce1">
            <text:p>0</text:p>
          </table:table-cell>
          <table:table-cell office:value-type="float" office:value="1807" table:style-name="ce1">
            <text:p>1807</text:p>
          </table:table-cell>
          <table:table-cell office:value-type="float" office:value="95.9" table:style-name="ce1">
            <text:p>95.9</text:p>
          </table:table-cell>
          <table:table-cell office:value-type="float" office:value="-1711.1" table:style-name="ce1">
            <text:p>-1711.1</text:p>
          </table:table-cell>
          <table:table-cell table:number-columns-repeated="16375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0" table:style-name="ce1">
            <text:p>0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710.5" table:style-name="ce1">
            <text:p>710.5</text:p>
          </table:table-cell>
          <table:table-cell office:value-type="float" office:value="0" table:style-name="ce1">
            <text:p>0</text:p>
          </table:table-cell>
          <table:table-cell office:value-type="float" office:value="733.7" table:style-name="ce1">
            <text:p>733.7</text:p>
          </table:table-cell>
          <table:table-cell office:value-type="float" office:value="23.2" table:style-name="ce1">
            <text:p>23.2</text:p>
          </table:table-cell>
          <table:table-cell office:value-type="float" office:value="-710.5" table:style-name="ce1">
            <text:p>-710.5</text:p>
          </table:table-cell>
          <table:table-cell table:number-columns-repeated="16375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0" table:style-name="ce1">
            <text:p>0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450.5" table:style-name="ce1">
            <text:p>450.5</text:p>
          </table:table-cell>
          <table:table-cell office:value-type="float" office:value="0" table:style-name="ce1">
            <text:p>0</text:p>
          </table:table-cell>
          <table:table-cell office:value-type="float" office:value="472.9" table:style-name="ce1">
            <text:p>472.9</text:p>
          </table:table-cell>
          <table:table-cell office:value-type="float" office:value="22.4" table:style-name="ce1">
            <text:p>22.4</text:p>
          </table:table-cell>
          <table:table-cell office:value-type="float" office:value="-450.5" table:style-name="ce1">
            <text:p>-450.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41.22" table:formula="msoxl:=AVERAGE(C2:C6)" table:style-name="ce8">
            <text:p>41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612.17999999999995" table:formula="msoxl:=AVERAGE(E2:E6)" table:style-name="ce8">
            <text:p>612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28.141038330907335" table:formula="msoxl:=IF(C8=0,0,MAX(SUMPRODUCT(C2:C6,C2:C6)/SUM(C2:C6)-C8,0))" table:style-name="ce8">
            <text:p>28.1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587.21606324937113" table:formula="msoxl:=IF(E8=0,0,MAX(SUMPRODUCT(E2:E6,E2:E6)/SUM(E2:E6)-E8,0))" table:style-name="ce8">
            <text:p>587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26.538961669092672" table:formula="msoxl:=ABS(MAX(C2:C6)-C8-C9)" table:style-name="ce8">
            <text:p>26.5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511.70393675062894" table:formula="msoxl:=ABS(MAX(E2:E6)-E8-E9)" table:style-name="ce8">
            <text:p>511.7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0" table:style-name="ce1">
            <text:p>0</text:p>
          </table:table-cell>
          <table:table-cell office:value-type="float" office:value="204.5" table:style-name="ce1">
            <text:p>204.5</text:p>
          </table:table-cell>
          <table:table-cell office:value-type="float" office:value="0" table:style-name="ce1">
            <text:p>0</text:p>
          </table:table-cell>
          <table:table-cell office:value-type="float" office:value="256.3" table:style-name="ce1">
            <text:p>256.3</text:p>
          </table:table-cell>
          <table:table-cell table:number-columns-repeated="16379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0" table:style-name="ce1">
            <text:p>0</text:p>
          </table:table-cell>
          <table:table-cell office:value-type="float" office:value="602.29999999999995" table:style-name="ce1">
            <text:p>602.3</text:p>
          </table:table-cell>
          <table:table-cell office:value-type="float" office:value="0" table:style-name="ce1">
            <text:p>0</text:p>
          </table:table-cell>
          <table:table-cell office:value-type="float" office:value="1339.4" table:style-name="ce1">
            <text:p>1339.4</text:p>
          </table:table-cell>
          <table:table-cell table:number-columns-repeated="16379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0" table:style-name="ce1">
            <text:p>0</text:p>
          </table:table-cell>
          <table:table-cell office:value-type="float" office:value="218.4" table:style-name="ce1">
            <text:p>218.4</text:p>
          </table:table-cell>
          <table:table-cell office:value-type="float" office:value="0" table:style-name="ce1">
            <text:p>0</text:p>
          </table:table-cell>
          <table:table-cell office:value-type="float" office:value="529.5" table:style-name="ce1">
            <text:p>529.5</text:p>
          </table:table-cell>
          <table:table-cell table:number-columns-repeated="16379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0" table:style-name="ce1">
            <text:p>0</text:p>
          </table:table-cell>
          <table:table-cell office:value-type="float" office:value="159.6" table:style-name="ce1">
            <text:p>159.6</text:p>
          </table:table-cell>
          <table:table-cell office:value-type="float" office:value="0" table:style-name="ce1">
            <text:p>0</text:p>
          </table:table-cell>
          <table:table-cell office:value-type="float" office:value="348.6" table:style-name="ce1">
            <text:p>348.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239.85999999999999" table:formula="msoxl:=AVERAGE(C2:C6)" table:style-name="ce8">
            <text:p>239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494.91999999999996" table:formula="msoxl:=AVERAGE(E2:E6)" table:style-name="ce8">
            <text:p>49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158.67790544484276" table:formula="msoxl:=IF(C8=0,0,MAX(SUMPRODUCT(C2:C6,C2:C6)/SUM(C2:C6)-C8,0))" table:style-name="ce8">
            <text:p>158.7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418.99533985290577" table:formula="msoxl:=IF(E8=0,0,MAX(SUMPRODUCT(E2:E6,E2:E6)/SUM(E2:E6)-E8,0))" table:style-name="ce8">
            <text:p>419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203.76209455515718" table:formula="msoxl:=ABS(MAX(C2:C6)-C8-C9)" table:style-name="ce8">
            <text:p>203.8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425.48466014709436" table:formula="msoxl:=ABS(MAX(E2:E6)-E8-E9)" table:style-name="ce8">
            <text:p>425.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923.7" table:style-name="ce1">
            <text:p>92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6" table:style-name="ce1">
            <text:p>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171.3000000000002" table:style-name="ce1">
            <text:p>217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3" table:style-name="ce1">
            <text:p>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665" table:style-name="ce1">
            <text:p>16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49.0999999999999" table:style-name="ce1">
            <text:p>1249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" table:style-name="ce1">
            <text:p>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50" table:style-name="ce1">
            <text:p>1050</text:p>
          </table:table-cell>
          <table:table-cell office:value-type="float" office:value="5" table:style-name="ce1">
            <text:p>5</text:p>
          </table:table-cell>
          <table:table-cell office:value-type="float" office:value="6405" table:style-name="ce1">
            <text:p>6405</text:p>
          </table:table-cell>
          <table:table-cell office:value-type="float" office:value="2064" table:style-name="ce1">
            <text:p>2064</text:p>
          </table:table-cell>
          <table:table-cell office:value-type="float" office:value="-1" table:style-name="ce1">
            <text:p>-1</text:p>
          </table:table-cell>
          <table:table-cell office:value-type="float" office:value="168829" table:style-name="ce1">
            <text:p>1688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94" table:style-name="ce1">
            <text:p>94</text:p>
          </table:table-cell>
          <table:table-cell table:number-columns-repeated="16346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" table:style-name="ce1">
            <text:p>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1" table:style-name="ce1">
            <text:p>401</text:p>
          </table:table-cell>
          <table:table-cell office:value-type="float" office:value="0" table:style-name="ce1">
            <text:p>0</text:p>
          </table:table-cell>
          <table:table-cell office:value-type="float" office:value="2596" table:style-name="ce1">
            <text:p>2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8830" table:style-name="ce1">
            <text:p>-1688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-83" table:style-name="ce1">
            <text:p>-83</text:p>
          </table:table-cell>
          <table:table-cell table:number-columns-repeated="16346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8" table:style-name="ce1">
            <text:p>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6" table:style-name="ce1">
            <text:p>916</text:p>
          </table:table-cell>
          <table:table-cell office:value-type="float" office:value="-3" table:style-name="ce1">
            <text:p>-3</text:p>
          </table:table-cell>
          <table:table-cell office:value-type="float" office:value="-3094" table:style-name="ce1">
            <text:p>-30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46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3" table:style-name="ce1">
            <text:p>973</text:p>
          </table:table-cell>
          <table:table-cell office:value-type="float" office:value="3" table:style-name="ce1">
            <text:p>3</text:p>
          </table:table-cell>
          <table:table-cell office:value-type="float" office:value="3380" table:style-name="ce1">
            <text:p>33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55" table:style-name="ce1">
            <text:p>-55</text:p>
          </table:table-cell>
          <table:table-cell table:number-columns-repeated="16346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68" table:style-name="ce1">
            <text:p>3968</text:p>
          </table:table-cell>
          <table:table-cell office:value-type="float" office:value="0" table:style-name="ce1">
            <text:p>0</text:p>
          </table:table-cell>
          <table:table-cell office:value-type="float" office:value="-5262" table:style-name="ce1">
            <text:p>-526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8031" table:style-name="ce1">
            <text:p>158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" table:style-name="ce1">
            <text:p>-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52M5.000S" table:style-name="ce9">
            <text:p>14:52:05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52M5.000S" table:style-name="ce10">
            <text:p>14: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52M35.000S" table:style-name="ce9">
            <text:p>14:52:35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52M35.000S" table:style-name="ce10">
            <text:p>14: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53M5.000S" table:style-name="ce9">
            <text:p>14:53:05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53M5.000S" table:style-name="ce10">
            <text:p>14: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53M35.000S" table:style-name="ce9">
            <text:p>14:53:35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53M35.000S" table:style-name="ce10">
            <text:p>14: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4H54M5.000S" table:style-name="ce9">
            <text:p>14:54:05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54M5.000S" table:style-name="ce10">
            <text:p>14:54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5.5" table:style-name="ce1">
            <text:p>5.5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93.2" table:style-name="ce1">
            <text:p>93.2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8" table:style-name="ce1">
            <text:p>1.8</text:p>
          </table:table-cell>
          <table:table-cell office:value-type="float" office:value="0.7" table:style-name="ce1">
            <text:p>0.7</text:p>
          </table:table-cell>
          <table:table-cell office:value-type="float" office:value="93.1" table:style-name="ce1">
            <text:p>93.1</text:p>
          </table:table-cell>
          <table:table-cell office:value-type="float" office:value="6.2" table:style-name="ce1">
            <text:p>6.2</text:p>
          </table:table-cell>
          <table:table-cell table:number-columns-repeated="1637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41.1" table:style-name="ce1">
            <text:p>41.1</text:p>
          </table:table-cell>
          <table:table-cell office:value-type="float" office:value="3.7" table:style-name="ce1">
            <text:p>3.7</text:p>
          </table:table-cell>
          <table:table-cell office:value-type="float" office:value="3.2" table:style-name="ce1">
            <text:p>3.2</text:p>
          </table:table-cell>
          <table:table-cell office:value-type="float" office:value="52.1" table:style-name="ce1">
            <text:p>52.1</text:p>
          </table:table-cell>
          <table:table-cell office:value-type="float" office:value="44.800000000000004" table:style-name="ce1">
            <text:p>44.8</text:p>
          </table:table-cell>
          <table:table-cell table:number-columns-repeated="1637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21.7" table:style-name="ce1">
            <text:p>21.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3.3" table:style-name="ce1">
            <text:p>73.3</text:p>
          </table:table-cell>
          <table:table-cell office:value-type="float" office:value="24.7" table:style-name="ce1">
            <text:p>24.7</text:p>
          </table:table-cell>
          <table:table-cell table:number-columns-repeated="1637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13.9" table:style-name="ce1">
            <text:p>13.9</text:p>
          </table:table-cell>
          <table:table-cell office:value-type="float" office:value="2.7" table:style-name="ce1">
            <text:p>2.7</text:p>
          </table:table-cell>
          <table:table-cell office:value-type="float" office:value="3.5" table:style-name="ce1">
            <text:p>3.5</text:p>
          </table:table-cell>
          <table:table-cell office:value-type="float" office:value="79.8" table:style-name="ce1">
            <text:p>79.8</text:p>
          </table:table-cell>
          <table:table-cell office:value-type="float" office:value="16.600000000000001" table:style-name="ce1">
            <text:p>16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7.32" table:style-name="ce1">
            <text:p>17.32</text:p>
          </table:table-cell>
          <table:table-cell office:value-type="float" office:value="2.34" table:style-name="ce1">
            <text:p>2.34</text:p>
          </table:table-cell>
          <table:table-cell office:value-type="float" office:value="2.04" table:style-name="ce1">
            <text:p>2.04</text:p>
          </table:table-cell>
          <table:table-cell office:value-type="float" office:value="78.3" table:style-name="ce1">
            <text:p>78.3</text:p>
          </table:table-cell>
          <table:table-cell office:value-type="float" office:value="19.660000000000004" table:style-name="ce1">
            <text:p>19.6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5.9" table:style-name="ce1">
            <text:p>5.9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92.8" table:style-name="ce1">
            <text:p>92.8</text:p>
          </table:table-cell>
          <table:table-cell office:value-type="float" office:value="6.4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6.6" table:style-name="ce1">
            <text:p>6.6</text:p>
          </table:table-cell>
          <table:table-cell office:value-type="float" office:value="1.2" table:style-name="ce1">
            <text:p>1.2</text:p>
          </table:table-cell>
          <table:table-cell office:value-type="float" office:value="1.3" table:style-name="ce1">
            <text:p>1.3</text:p>
          </table:table-cell>
          <table:table-cell office:value-type="float" office:value="90.9" table:style-name="ce1">
            <text:p>90.9</text:p>
          </table:table-cell>
          <table:table-cell office:value-type="float" office:value="7.8" table:style-name="ce1">
            <text:p>7.8</text:p>
          </table:table-cell>
          <table:table-cell table:number-columns-repeated="1637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.9" table:style-name="ce1">
            <text:p>6.9</text:p>
          </table:table-cell>
          <table:table-cell office:value-type="float" office:value="50.3" table:style-name="ce1">
            <text:p>50.3</text:p>
          </table:table-cell>
          <table:table-cell office:value-type="float" office:value="42.800000000000004" table:style-name="ce1">
            <text:p>42.8</text:p>
          </table:table-cell>
          <table:table-cell table:number-columns-repeated="1637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22.7" table:style-name="ce1">
            <text:p>22.7</text:p>
          </table:table-cell>
          <table:table-cell office:value-type="float" office:value="3.8" table:style-name="ce1">
            <text:p>3.8</text:p>
          </table:table-cell>
          <table:table-cell office:value-type="float" office:value="3" table:style-name="ce1">
            <text:p>3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26.5" table:style-name="ce1">
            <text:p>26.5</text:p>
          </table:table-cell>
          <table:table-cell table:number-columns-repeated="1637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13.2" table:style-name="ce1">
            <text:p>13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.3" table:style-name="ce1">
            <text:p>4.3</text:p>
          </table:table-cell>
          <table:table-cell office:value-type="float" office:value="80.3" table:style-name="ce1">
            <text:p>80.3</text:p>
          </table:table-cell>
          <table:table-cell office:value-type="float" office:value="15.399999999999999" table:style-name="ce1">
            <text:p>15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7.32" table:style-name="ce1">
            <text:p>17.32</text:p>
          </table:table-cell>
          <table:table-cell office:value-type="float" office:value="2.46" table:style-name="ce1">
            <text:p>2.46</text:p>
          </table:table-cell>
          <table:table-cell office:value-type="float" office:value="3.2399999999999998" table:style-name="ce1">
            <text:p>3.24</text:p>
          </table:table-cell>
          <table:table-cell office:value-type="float" office:value="76.94" table:style-name="ce1">
            <text:p>76.94</text:p>
          </table:table-cell>
          <table:table-cell office:value-type="float" office:value="19.78" table:style-name="ce1">
            <text:p>19.7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5.4" table:style-name="ce1">
            <text:p>5.4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93.4" table:style-name="ce1">
            <text:p>93.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5.6" table:style-name="ce1">
            <text:p>5.6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91.9" table:style-name="ce1">
            <text:p>91.9</text:p>
          </table:table-cell>
          <table:table-cell office:value-type="float" office:value="6.8999999999999995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40" table:style-name="ce1">
            <text:p>40</text:p>
          </table:table-cell>
          <table:table-cell office:value-type="float" office:value="5.5" table:style-name="ce1">
            <text:p>5.5</text:p>
          </table:table-cell>
          <table:table-cell office:value-type="float" office:value="3.4" table:style-name="ce1">
            <text:p>3.4</text:p>
          </table:table-cell>
          <table:table-cell office:value-type="float" office:value="51.1" table:style-name="ce1">
            <text:p>51.1</text:p>
          </table:table-cell>
          <table:table-cell office:value-type="float" office:value="45.5" table:style-name="ce1">
            <text:p>45.5</text:p>
          </table:table-cell>
          <table:table-cell table:number-columns-repeated="1637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27.3" table:style-name="ce1">
            <text:p>27.3</text:p>
          </table:table-cell>
          <table:table-cell office:value-type="float" office:value="3.7" table:style-name="ce1">
            <text:p>3.7</text:p>
          </table:table-cell>
          <table:table-cell office:value-type="float" office:value="3.4" table:style-name="ce1">
            <text:p>3.4</text:p>
          </table:table-cell>
          <table:table-cell office:value-type="float" office:value="65.7" table:style-name="ce1">
            <text:p>65.7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12.9" table:style-name="ce1">
            <text:p>12.9</text:p>
          </table:table-cell>
          <table:table-cell office:value-type="float" office:value="3.1" table:style-name="ce1">
            <text:p>3.1</text:p>
          </table:table-cell>
          <table:table-cell office:value-type="float" office:value="3.6" table:style-name="ce1">
            <text:p>3.6</text:p>
          </table:table-cell>
          <table:table-cell office:value-type="float" office:value="80.3" table:style-name="ce1">
            <text:p>80.3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8.240000000000002" table:style-name="ce1">
            <text:p>18.24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2.46" table:style-name="ce1">
            <text:p>2.46</text:p>
          </table:table-cell>
          <table:table-cell office:value-type="float" office:value="76.48" table:style-name="ce1">
            <text:p>76.48</text:p>
          </table:table-cell>
          <table:table-cell office:value-type="float" office:value="21.080000000000002" table:style-name="ce1">
            <text:p>21.0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52M5.000S" table:style-name="ce9">
            <text:p>14:52:0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6" table:style-name="ce1">
            <text:p>0.6</text:p>
          </table:table-cell>
          <table:table-cell office:value-type="float" office:value="1.5" table:style-name="ce1">
            <text:p>1.5</text:p>
          </table:table-cell>
          <table:table-cell office:value-type="float" office:value="92.8" table:style-name="ce1">
            <text:p>92.8</text:p>
          </table:table-cell>
          <table:table-cell office:value-type="float" office:value="5.6999999999999993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2286H52M35.000S" table:style-name="ce9">
            <text:p>14:52:35</text:p>
          </table:table-cell>
          <table:table-cell office:value-type="float" office:value="5.7" table:style-name="ce1">
            <text:p>5.7</text:p>
          </table:table-cell>
          <table:table-cell office:value-type="float" office:value="1.5" table:style-name="ce1">
            <text:p>1.5</text:p>
          </table:table-cell>
          <table:table-cell office:value-type="float" office:value="10.1" table:style-name="ce1">
            <text:p>10.1</text:p>
          </table:table-cell>
          <table:table-cell office:value-type="float" office:value="82.7" table:style-name="ce1">
            <text:p>82.7</text:p>
          </table:table-cell>
          <table:table-cell office:value-type="float" office:value="7.2" table:style-name="ce1">
            <text:p>7.2</text:p>
          </table:table-cell>
          <table:table-cell table:number-columns-repeated="16378"/>
        </table:table-row>
        <table:table-row table:style-name="ro1">
          <table:table-cell office:value-type="time" office:time-value="PT982286H53M5.000S" table:style-name="ce9">
            <text:p>14:53:05</text:p>
          </table:table-cell>
          <table:table-cell office:value-type="float" office:value="39" table:style-name="ce1">
            <text:p>39</text:p>
          </table:table-cell>
          <table:table-cell office:value-type="float" office:value="6.1" table:style-name="ce1">
            <text:p>6.1</text:p>
          </table:table-cell>
          <table:table-cell office:value-type="float" office:value="30.5" table:style-name="ce1">
            <text:p>30.5</text:p>
          </table:table-cell>
          <table:table-cell office:value-type="float" office:value="24.3" table:style-name="ce1">
            <text:p>24.3</text:p>
          </table:table-cell>
          <table:table-cell office:value-type="float" office:value="45.1" table:style-name="ce1">
            <text:p>45.1</text:p>
          </table:table-cell>
          <table:table-cell table:number-columns-repeated="16378"/>
        </table:table-row>
        <table:table-row table:style-name="ro1">
          <table:table-cell office:value-type="time" office:time-value="PT982286H53M35.000S" table:style-name="ce9">
            <text:p>14:53:35</text:p>
          </table:table-cell>
          <table:table-cell office:value-type="float" office:value="24.2" table:style-name="ce1">
            <text:p>24.2</text:p>
          </table:table-cell>
          <table:table-cell office:value-type="float" office:value="7.9" table:style-name="ce1">
            <text:p>7.9</text:p>
          </table:table-cell>
          <table:table-cell office:value-type="float" office:value="49.9" table:style-name="ce1">
            <text:p>49.9</text:p>
          </table:table-cell>
          <table:table-cell office:value-type="float" office:value="18" table:style-name="ce1">
            <text:p>18</text:p>
          </table:table-cell>
          <table:table-cell office:value-type="float" office:value="32.1" table:style-name="ce1">
            <text:p>32.1</text:p>
          </table:table-cell>
          <table:table-cell table:number-columns-repeated="16378"/>
        </table:table-row>
        <table:table-row table:style-name="ro1">
          <table:table-cell office:value-type="time" office:time-value="PT982286H54M5.000S" table:style-name="ce9">
            <text:p>14:54:05</text:p>
          </table:table-cell>
          <table:table-cell office:value-type="float" office:value="17.7" table:style-name="ce1">
            <text:p>17.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0.8" table:style-name="ce1">
            <text:p>30.8</text:p>
          </table:table-cell>
          <table:table-cell office:value-type="float" office:value="46.5" table:style-name="ce1">
            <text:p>46.5</text:p>
          </table:table-cell>
          <table:table-cell office:value-type="float" office:value="22.6" table:style-name="ce1">
            <text:p>22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8.34" table:style-name="ce1">
            <text:p>18.34</text:p>
          </table:table-cell>
          <table:table-cell office:value-type="float" office:value="4.2" table:style-name="ce1">
            <text:p>4.2</text:p>
          </table:table-cell>
          <table:table-cell office:value-type="float" office:value="24.56" table:style-name="ce1">
            <text:p>24.56</text:p>
          </table:table-cell>
          <table:table-cell office:value-type="float" office:value="52.86" table:style-name="ce1">
            <text:p>52.86</text:p>
          </table:table-cell>
          <table:table-cell office:value-type="float" office:value="22.54" table:style-name="ce1">
            <text:p>22.5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20T10:30:21Z</meta:creation-date>
    <dc:date>2012-01-20T10:30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